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7-05-08" calcext:value-type="date">
            <text:p>08/05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5" table:number-columns-repeated="1021"/>
        </table:table-row>
        <table:table-row table:style-name="ro3">
          <table:table-cell table:style-name="ce2" office:value-type="date" office:date-value="2017-05-09" calcext:value-type="date">
            <text:p>09/05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0" calcext:value-type="date">
            <text:p>10/05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1" calcext:value-type="date">
            <text:p>11/05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2" calcext:value-type="date">
            <text:p>12/05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number-columns-repeated="1021"/>
        </table:table-row>
        <table:table-row table:style-name="ro3">
          <table:table-cell table:style-name="ce2" office:value-type="date" office:date-value="2017-05-13" calcext:value-type="date">
            <text:p>13/05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4" calcext:value-type="date">
            <text:p>14/05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number-columns-repeated="1021"/>
        </table:table-row>
        <table:table-row table:style-name="ro5">
          <table:table-cell table:style-name="ce2" office:value-type="date" office:date-value="2017-05-15" calcext:value-type="date">
            <text:p>15/0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number-columns-repeated="1021"/>
        </table:table-row>
        <table:table-row table:style-name="ro4">
          <table:table-cell table:style-name="ce2" office:value-type="date" office:date-value="2017-05-16" calcext:value-type="date">
            <text:p>16/05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number-columns-repeated="1021"/>
        </table:table-row>
        <table:table-row table:style-name="ro6">
          <table:table-cell table:style-name="ce2" office:value-type="date" office:date-value="2017-05-17" calcext:value-type="date">
            <text:p>17/05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21:57:28.142321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19:09.991261134</meta:creation-date>
    <dc:date>2017-05-18T21:58:54.289453183</dc:date>
    <meta:editing-duration>PT15M1S</meta:editing-duration>
    <meta:editing-cycles>7</meta:editing-cycles>
    <meta:generator>LibreOffice/5.1.6.2$Linux_X86_64 LibreOffice_project/10m0$Build-2</meta:generator>
    <meta:document-statistic meta:table-count="1" meta:cell-count="33" meta:object-count="0"/>
  </office:meta>
</office:document-meta>
</file>